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Martatorrees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Aulas </meta:initial-creator>
    <dc:creator>MARTA TORRES SANCHEZ-CORTES</dc:creator>
    <meta:creation-date>2021-01-28T09:18:32Z</meta:creation-date>
    <dc:date>2025-05-20T07:50:43Z</dc:date>
    <meta:editing-cycles>1</meta:editing-cycles>
    <meta:editing-duration>PT33S</meta:editing-duration>
  </office:meta>
</office:document-meta>
</file>